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á, bom dia/tarde/noite, desde já obrigado por aceitares participar na experiência.</text:p>
      <text:p text:style-name="Standard">queria só começar por te apresentar o dispositivo:</text:p>
      <text:p text:style-name="Standard">podes interagir com ele através do toque e movimentar este pequeno quadrado dentro deste campo.</text:p>
      <text:p text:style-name="Standard"/>
      <text:p text:style-name="Standard">a experiência começa assim que se sentir pronto.</text:p>
      <text:p text:style-name="Standard">qualquer dúvida que tenha durante e após, estou aqui para responder.</text:p>
      <text:p text:style-name="Standard"/>
      <text:p text:style-name="P1">- PÓS EXPERIÊNCIA -</text:p>
      <text:p text:style-name="Standard"/>
      <text:p text:style-name="Standard">Obrigado novamente por fazer parte do estudo, queria só perguntar se tem alguma observação, nota sobre a experiência antes de eu lhe colocar algumas perguntas?</text:p>
      <text:p text:style-name="Standard"/>
      <text:p text:style-name="Standard">---</text:p>
      <text:p text:style-name="Standard"/>
      <text:p text:style-name="P2"><text:span text:style-name="T1">P. </text:span>o que é que sentiu sobre a experiência em geral?</text:p>
      <text:p text:style-name="P2"><text:span text:style-name="T1">P.</text:span> conseguiu identificar algum tipo de elemento? se sim, qual? </text:p>
      <text:p text:style-name="P2"><text:span text:style-name="T1">P. </text:span>que espécie de relação é que pensa ter estabelecido com a experiência?</text:p>
      <text:p text:style-name="P2"><text:span text:style-name="T1">P. </text:span>sentiu que a relação entre si e a experiência foi clar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53:15.278000000</meta:creation-date>
    <dc:date>2019-05-28T12:55:09.870000000</dc:date>
    <meta:editing-duration>PT1M59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2" meta:word-count="129" meta:character-count="772" meta:non-whitespace-character-count="654"/>
  </office:meta>
</office:document-meta>
</file>